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n" fo:country="US" officeooo:rsid="000b1430" officeooo:paragraph-rsid="000b1430"/>
    </style:style>
    <style:style style:name="P2" style:family="paragraph" style:parent-style-name="Table_20_Contents">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officeooo:rsid="00112602" officeooo:paragraph-rsid="00112602"/>
    </style:style>
    <style:style style:name="P6" style:family="paragraph" style:parent-style-name="Standard">
      <style:text-properties fo:language="en" fo:country="US" fo:font-weight="bold" officeooo:rsid="00112602" officeooo:paragraph-rsid="00112602" style:font-weight-asian="bold" style:font-weight-complex="bold"/>
    </style:style>
    <style:style style:name="P7" style:family="paragraph" style:parent-style-name="Standard">
      <style:text-properties fo:language="en" fo:country="US" officeooo:paragraph-rsid="005e9f9c"/>
    </style:style>
    <style:style style:name="P8" style:family="paragraph" style:parent-style-name="Standard">
      <style:text-properties fo:language="en" fo:country="US" officeooo:paragraph-rsid="0069e6c9"/>
    </style:style>
    <style:style style:name="P9" style:family="paragraph" style:parent-style-name="Standard">
      <style:text-properties officeooo:paragraph-rsid="000c62b0"/>
    </style:style>
    <style:style style:name="P10" style:family="paragraph" style:parent-style-name="Standard">
      <style:text-properties officeooo:paragraph-rsid="005e9f9c"/>
    </style:style>
    <style:style style:name="P11" style:family="paragraph" style:parent-style-name="Footnote">
      <style:text-properties fo:language="en" fo:country="US"/>
    </style:style>
    <style:style style:name="P12" style:family="paragraph" style:parent-style-name="Subtitle">
      <style:text-properties fo:language="en" fo:country="US"/>
    </style:style>
    <style:style style:name="P13" style:family="paragraph" style:parent-style-name="Title">
      <style:text-properties fo:language="en" fo:country="US"/>
    </style:style>
    <style:style style:name="P14" style:family="paragraph" style:parent-style-name="Text_20_body">
      <style:text-properties officeooo:paragraph-rsid="007dfa40"/>
    </style:style>
    <style:style style:name="P15" style:family="paragraph" style:parent-style-name="Text_20_body">
      <style:text-properties officeooo:paragraph-rsid="00750229"/>
    </style:style>
    <style:style style:name="P16" style:family="paragraph" style:parent-style-name="Text_20_body">
      <style:text-properties fo:language="en" fo:country="US" officeooo:rsid="00750229" officeooo:paragraph-rsid="00750229"/>
    </style:style>
    <style:style style:name="P17" style:family="paragraph" style:parent-style-name="Heading_20_1">
      <style:text-properties fo:language="en" fo:country="US"/>
    </style:style>
    <style:style style:name="P18" style:family="paragraph" style:parent-style-name="Heading_20_1">
      <style:text-properties style:font-name="Liberation Sans" fo:font-size="18.2000007629395pt" fo:language="en" fo:country="US" fo:font-weight="bold" officeooo:rsid="0056180e" officeooo:paragraph-rsid="0056180e" style:font-name-asian="Microsoft YaHei" style:font-size-asian="18.2000007629395pt" style:font-weight-asian="bold" style:font-name-complex="Lucida Sans" style:font-size-complex="18.2000007629395pt" style:font-weight-complex="bold"/>
    </style:style>
    <style:style style:name="P19"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20" style:family="paragraph" style:parent-style-name="Standard" style:list-style-name="L1">
      <style:text-properties fo:language="en" fo:country="US" officeooo:paragraph-rsid="005e9f9c"/>
    </style:style>
    <style:style style:name="P21" style:family="paragraph" style:parent-style-name="Standard">
      <style:text-properties fo:language="en" fo:country="US" officeooo:paragraph-rsid="005e9f9c"/>
    </style:style>
    <style:style style:name="P22" style:family="paragraph" style:parent-style-name="Standard" style:list-style-name="L2">
      <style:text-properties fo:language="en" fo:country="US" officeooo:paragraph-rsid="005e9f9c"/>
    </style:style>
    <style:style style:name="P23" style:family="paragraph" style:parent-style-name="Standard" style:list-style-name="L3">
      <style:text-properties fo:language="en" fo:country="US" officeooo:paragraph-rsid="0035c345"/>
    </style:style>
    <style:style style:name="P24" style:family="paragraph" style:parent-style-name="Standard" style:list-style-name="L3">
      <style:text-properties fo:language="en" fo:country="US" officeooo:paragraph-rsid="003b0883"/>
    </style:style>
    <style:style style:name="P25" style:family="paragraph" style:parent-style-name="Standard" style:list-style-name="L3">
      <style:text-properties fo:language="en" fo:country="US" officeooo:paragraph-rsid="002962db"/>
    </style:style>
    <style:style style:name="P26" style:family="paragraph" style:parent-style-name="Standard" style:list-style-name="L3">
      <style:text-properties officeooo:paragraph-rsid="003b0883"/>
    </style:style>
    <style:style style:name="P27" style:family="paragraph" style:parent-style-name="Standard" style:list-style-name="L3">
      <style:text-properties officeooo:paragraph-rsid="003e4919"/>
    </style:style>
    <style:style style:name="P28" style:family="paragraph" style:parent-style-name="Standard" style:list-style-name="L3">
      <style:text-properties officeooo:paragraph-rsid="0040c2fc"/>
    </style:style>
    <style:style style:name="P29" style:family="paragraph" style:parent-style-name="Standard" style:list-style-name="L3">
      <style:text-properties officeooo:paragraph-rsid="002962db"/>
    </style:style>
    <style:style style:name="P30" style:family="paragraph" style:parent-style-name="Standard">
      <style:text-properties officeooo:paragraph-rsid="0097d65e"/>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e12af"/>
    </style:style>
    <style:style style:name="T21" style:family="text">
      <style:text-properties fo:language="en" fo:country="US" officeooo:rsid="006fbd7a"/>
    </style:style>
    <style:style style:name="T22" style:family="text">
      <style:text-properties fo:language="en" fo:country="US" officeooo:rsid="00750229"/>
    </style:style>
    <style:style style:name="T23" style:family="text">
      <style:text-properties fo:language="en" fo:country="US" officeooo:rsid="007dfa40"/>
    </style:style>
    <style:style style:name="T24" style:family="text">
      <style:text-properties fo:language="en" fo:country="US" officeooo:rsid="0082d39e"/>
    </style:style>
    <style:style style:name="T25" style:family="text">
      <style:text-properties fo:language="en" fo:country="US" officeooo:rsid="008d5070"/>
    </style:style>
    <style:style style:name="T26" style:family="text">
      <style:text-properties fo:language="en" fo:country="US" officeooo:rsid="008ebddb"/>
    </style:style>
    <style:style style:name="T27" style:family="text">
      <style:text-properties fo:language="en" fo:country="US" officeooo:rsid="009013f6"/>
    </style:style>
    <style:style style:name="T28" style:family="text">
      <style:text-properties fo:language="en" fo:country="US" officeooo:rsid="00915632"/>
    </style:style>
    <style:style style:name="T29" style:family="text">
      <style:text-properties fo:language="en" fo:country="US" officeooo:rsid="00915f6a"/>
    </style:style>
    <style:style style:name="T30" style:family="text">
      <style:text-properties fo:language="en" fo:country="US" officeooo:rsid="0094579a"/>
    </style:style>
    <style:style style:name="T31" style:family="text">
      <style:text-properties fo:language="en" fo:country="US" officeooo:rsid="0096535e"/>
    </style:style>
    <style:style style:name="T32" style:family="text">
      <style:text-properties fo:language="en" fo:country="US" officeooo:rsid="0097d65e"/>
    </style:style>
    <style:style style:name="T33" style:family="text">
      <style:text-properties fo:language="en" fo:country="US" officeooo:rsid="00989656"/>
    </style:style>
    <style:style style:name="T34" style:family="text">
      <style:text-properties fo:language="en" fo:country="US" officeooo:rsid="009a93de"/>
    </style:style>
    <style:style style:name="T35" style:family="text">
      <style:text-properties officeooo:rsid="002962db"/>
    </style:style>
    <style:style style:name="T36" style:family="text">
      <style:text-properties officeooo:rsid="002fd9a4"/>
    </style:style>
    <style:style style:name="T37" style:family="text">
      <style:text-properties officeooo:rsid="0035c345"/>
    </style:style>
    <style:style style:name="T38" style:family="text">
      <style:text-properties officeooo:rsid="0036a625"/>
    </style:style>
    <style:style style:name="T39" style:family="text">
      <style:text-properties officeooo:rsid="00380eae"/>
    </style:style>
    <style:style style:name="T40" style:family="text">
      <style:text-properties officeooo:rsid="00393840"/>
    </style:style>
    <style:style style:name="T41" style:family="text">
      <style:text-properties officeooo:rsid="003b0883"/>
    </style:style>
    <style:style style:name="T42" style:family="text">
      <style:text-properties officeooo:rsid="00422624"/>
    </style:style>
    <style:style style:name="T43" style:family="text">
      <style:text-properties officeooo:rsid="0071cb19"/>
    </style:style>
    <style:style style:name="T44" style:family="text">
      <style:text-properties officeooo:rsid="0094579a"/>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 study on Convolutional Neural Networks</text:p>
      <text:p text:style-name="P12">Michele Maione<text:note text:id="ftn1" text:note-class="footnote"><text:note-citation>1</text:note-citation><text:note-body><text:p text:style-name="P11">Michele Maione – 931468 – michele.maione@studenti.unimi.it, Intelligent systems, A/A 2020-2021, Università degli Studi di Milano, via Celoria 18, Milano, Italia.</text:p></text:note-body></text:note></text:p>
      <text:p text:style-name="P4"/>
      <text:p text:style-name="P9"><text:span text:style-name="T14">Abstract</text:span><text:span text:style-name="T15"> – In this study we will introduce atrial fibrillation, one of the cardiac arrhythmias, and see how it can be diagnosed using convolutional neural networks in combination with various </text:span><text:span text:style-name="T29">methods and</text:span><text:span text:style-name="T15"> supervised learning models, including: </text:span><text:span text:style-name="T25">gray-level co-occurance matrix, STFT-based spectogram, </text:span><text:span text:style-name="T26">SVM, </text:span><text:span text:style-name="T28">KNN, MLP, </text:span><text:span text:style-name="T26">focal loss, </text:span><text:span text:style-name="T27">multi-scale decomposition, </text:span><text:span text:style-name="T28">time-frequnecy analysis</text:span><text:span text:style-name="T2">.</text:span></text:p>
      <text:p text:style-name="P6"/>
      <text:p text:style-name="P30"><text:span text:style-name="T14">Index terms</text:span><text:span text:style-name="T16"> </text:span><text:span text:style-name="T15">– </text:span><text:span text:style-name="T32">B</text:span><text:span text:style-name="T30">iomedical monitoring, </text:span><text:span text:style-name="T32">electrocardiogram</text:span><text:span text:style-name="T30">, </text:span><text:span text:style-name="T33">arrhythmia, </text:span><text:span text:style-name="T30">atrial fibrillation, deep learning, </text:span><text:span text:style-name="T31">convolutional neural network, </text:span><text:span text:style-name="T30">classification.</text:span></text:p>
      <text:p text:style-name="P5"/>
      <text:section text:style-name="Sect1" text:name="Section1">
        <text:h text:style-name="P17" text:outline-level="1">Introduction</text:h>
        <text:p text:style-name="P16">Cardiovascular diseases are a group of diseases affecting the heart and/or blood vessels. Although this definition makes any morbid process affecting the cardiovascular system (heart disease + vascular disease) fall into the category, in common parlance it generally refers to the various pathologies related to atherosclerosis.</text:p>
        <text:p text:style-name="P16">The narrowing, obstruction or excessive enlargement (aneurysm) of the blood vessels that can accompany this disease are in fact responsible for very widespread pathologies, such as coronary (angina pectoris and heart attack), cerebrovascular (stroke) and peripheral vascular diseases.</text:p>
        <text:p text:style-name="P16">In the family of cardiovascular pathologies, all congenital heart defects, rheumatic diseases involving myocardium, various forms of arrhythmia, pathologies affecting the heart valves and heart failure are also included.</text:p>
        <text:p text:style-name="P16">On a world level, and in particular in countries with a typically Western lifestyle, cardiovascular diseases are the cause of 17 million deaths.</text:p>
        <text:p text:style-name="P15"><text:span text:style-name="T22">Cardi</text:span><text:span text:style-name="T24">ac</text:span><text:span text:style-name="T22"> pathologies are divided into: cardiovascular disease, coronary heart disease, heart "muscle" disease, heart valve disease, pericardial disease, heart conduction disease, vessel disease.</text:span></text:p>
        <text:p text:style-name="P14"><text:span text:style-name="T22">In this study we focus on heart conduction disease in particular on</text:span><text:span text:style-name="T2"> atrial fibrillation, </text:span><text:span text:style-name="T23">one of the two arrhythmias.</text:span></text:p>
        <text:h text:style-name="Heading_20_2" text:outline-level="2">Arrhythmia</text:h>
        <text:p text:style-name="P10"><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536102137" text:style-name="L1">
          <text:list-item>
            <text:p text:style-name="P20">Extrasystole: it is like a 'void', a missed beat;</text:p>
          </text:list-item>
          <text:list-item>
            <text:p text:style-name="P20">Tachycardia: the sensation is of an increase in beats, which can be regular but also irregular, fatigue, difficult breathing, dizziness;</text:p>
          </text:list-item>
          <text:list-item>
            <text:p text:style-name="P20">Bradycardia: fatigue, dizziness and possible loss of consciousness.</text:p>
          </text:list-item>
        </text:list>
        <text:p text:style-name="P7">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Fibrillation</text:h>
        <text:p text:style-name="P8">Ventricular fibrillatio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p text:style-name="P7">Atrial fibrillatio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24514097" text:style-name="L2">
          <text:list-item>
            <text:p text:style-name="P22">rhythm control (i.e. recovery and maintenance of sinus rhythm with anti-arrhythmic drugs or catheter ablation);</text:p>
          </text:list-item>
          <text:list-item>
            <text:p text:style-name="P22">heart rate control with drugs that regulate the conduction of atrial stimuli to the ventricles associated with anti-thrombotic therapy.</text:p>
          </text:list-item>
        </text:list>
        <text:p text:style-name="P10"><text:soft-page-break/><text:span text:style-name="T20">It</text:span><text:span text:style-name="T19"> </text:span><text:span text:style-name="T2">occurs in 2% of the population, and increases to 6% by the age of 65. The most serious complication of AF is thromboembolic </text:span><text:span text:style-name="T21">stroke</text:span><text:span text:style-name="T2">, which leads to permanent disability or even death. </text:span>It’<text:span text:style-name="T43">s</text:span> important to diagnose this disease early. Since the symptoms are not always evident, with the current technological progress, diagnostic tools can be included in wearable devices, for example in smart watches.</text:p>
        <text:h text:style-name="P18" text:outline-level="1">Related works</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7" text:outline-level="1">Results</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7" text:outline-level="1">Discussion</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7" text:outline-level="1">Conclusion</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19" text:outline-level="1"><text:soft-page-break/>References</text:h>
      <text:list xml:id="list2213846200" text:style-name="L3">
        <text:list-item>
          <text:p text:style-name="P23">Ziqian Wu, Tianjie Lan, Cuiwei Yang, and Zhenning Nie, “A Novel Method to Detect Multiple Arrhythmias Based on Time-Frequency Analysis and Convolutional Neural Networks”, IEEE Access, <text:span text:style-name="T35">vol. </text:span><text:span text:style-name="T37">7</text:span><text:span text:style-name="T1">, pp. 170820-170830, <text:s/></text:span><text:span text:style-name="T41">December </text:span><text:span text:style-name="T1">2019</text:span></text:p>
        </text:list-item>
        <text:list-item>
          <text:p text:style-name="P26"><text:span text:style-name="T2">Dakun Lai, Xinshu Zhang1,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p>
        </text:list-item>
        <text:list-item>
          <text:p text:style-name="P24">Xin-cheng Cao, Bin Yao, and Bin-qiang Chen, “Atrial Fibrillation Detection Using an Improved Multi-Scale Decomposition Enhanced Residual Convolutional Neural Network”, IEEE Access, <text:span text:style-name="T35">vol. </text:span><text:span text:style-name="T38">7</text:span><text:span text:style-name="T1">, pp. 89152-89161, </text:span><text:span text:style-name="T41">December </text:span><text:span text:style-name="T38">2019</text:span></text:p>
        </text:list-item>
        <text:list-item>
          <text:p text:style-name="P26"><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26"><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25">Bahareh Pourbabaee, Mehrsan Javan Roshtkhari, and Khashayar Khorasani, “Deep Convolutional Neural Networks and Learning ECG Features for Screening Paroxysmal Atrial Fibrillation Patients”, IEEE Transactions On Systems, Man, And Cybernetics: Systems, <text:span text:style-name="T35">vol. </text:span><text:span text:style-name="T36">48, n. 12</text:span><text:span text:style-name="T1">, pp. 2095-2104, </text:span><text:span text:style-name="T40">D</text:span><text:span text:style-name="T39">ecember </text:span><text:span text:style-name="T38">2018</text:span></text:p>
        </text:list-item>
        <text:list-item>
          <text:p text:style-name="P27"><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28"><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25">Weifang Sun, Nianyin Zeng, and Yuchao He, “Morphological Arrhythmia Automated Diagnosis Method Using Gray-Level Co-Occurrence Matrix Enhanced Convolutional Neural Network”, IEEE Access, <text:span text:style-name="T35">vol. </text:span><text:span text:style-name="T42">7</text:span><text:span text:style-name="T1">, pp. 67123-67129, </text:span><text:span text:style-name="T42">June 2019</text:span></text:p>
        </text:list-item>
        <text:list-item>
          <text:p text:style-name="P29"><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0.003cm" table:align="margins" style:may-break-between-rows="false"/>
    </style:style>
    <style:style style:name="Table1.A" style:family="table-column">
      <style:table-column-properties style:column-width="18.6cm" style:rel-column-width="60940*"/>
    </style:style>
    <style:style style:name="Table1.B" style:family="table-column">
      <style:table-column-properties style:column-width="1.402cm" style:rel-column-width="4595*"/>
    </style:style>
    <style:style style:name="Table1.A1" style:family="table-cell">
      <style:table-cell-properties style:writing-mode="page"/>
    </style:style>
    <style:style style:name="MP1" style:family="paragraph" style:parent-style-name="Header">
      <style:text-properties fo:language="en" fo:country="US" officeooo:rsid="000b1430" officeooo:paragraph-rsid="000b1430"/>
    </style:style>
    <style:style style:name="MP2" style:family="paragraph" style:parent-style-name="Table_20_Contents">
      <style:text-properties fo:language="en" fo:country="US"/>
    </style:style>
    <style:style style:name="MP3" style:family="paragraph" style:parent-style-name="Table_20_Contents">
      <style:paragraph-properties fo:text-align="end" style:justify-single-word="false"/>
      <style:text-properties fo:language="en" fo:country="US"/>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2887265634160">
            <table:table-cell table:style-name="Table1.A1" office:value-type="string">
              <text:p text:style-name="MP2">M. Maione – A study on Convolutional Neural Networks</text:p>
            </table:table-cell>
            <table:table-cell table:style-name="Table1.A1" office:value-type="string">
              <text:p text:style-name="MP3"><text:page-number text:select-page="current">4</text:page-number>/<text:page-count>4</text:page-count></text:p>
            </table:table-cell>
          </table:table-row>
        </table:table>
        <text:p text:style-name="MP1"/>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30T16:29:42.492000000</dc:date>
    <dc:creator>Michele Maione</dc:creator>
    <meta:editing-duration>PT2H53M58S</meta:editing-duration>
    <meta:editing-cycles>126</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1" meta:image-count="0" meta:object-count="0" meta:page-count="4" meta:paragraph-count="66" meta:word-count="2670" meta:character-count="17830" meta:non-whitespace-character-count="15235"/>
  </office:meta>
</office:document-meta>
</file>